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R.setOnMouseUp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.T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TR.addElement( String hashcode , String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R.setOnMouseDown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.TR(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.setCharOff( String char_of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R.setAlign( String alig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R.setCharOff( int char_of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R.setChar( String charac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R.removeElement( String hashc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R.setOnKeyUp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.setOnMouseOver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.setOnKeyPress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.TR( String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.setVAlign( String valig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R.setOnMouseMove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.addElement( String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R.TR( boolean clo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.setOnDblClick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.setOnKeyDown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.setOnMouseOut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.addElement( String hashcode ,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R.addElement(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R.setOnClick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.setBgColor( String col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